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M21 - What happened!</text:p>
      <text:p text:style-name="P1">You're not glowing anymore!</text:p>
      <text:p text:style-name="P1">Oh, so you did go talk to her?</text:p>
      <text:p text:style-name="P1">That's great! How did it go?</text:p>
      <text:p text:style-name="P1">I knw you would regret it if you got up the nerve to talk to her.</text:p>
      <text:p text:style-name="P1">What did she say, besides a few vampire-to-vampire skin-dimming pointers?</text:p>
      <text:p text:style-name="P1">Oh?</text:p>
      <text:p text:style-name="P1">Then you want to try to restore your race again?</text:p>
      <text:p text:style-name="P1">I had begun to think you'd lost hope in that possibility.</text:p>
      <text:p text:style-name="P1">That's true.</text:p>
      <text:p text:style-name="P1">I can tell.</text:p>
      <text:p text:style-name="P1">We can work on it together when we arrive. Maybe the session we're about to explore will offer some answers.</text:p>
      <text:p text:style-name="P1">Hey,</text:p>
      <text:p text:style-name="P1">You aren't permanently de-glowed now, are you?</text:p>
      <text:p text:style-name="P1">Oh, good. You had me worried there for a moment.</text:p>
      <text:p text:style-name="P1">Light is one of my favorite things.</text:p>
      <text:p text:style-name="P1">Please don't take these as fighting words, but my aspect is simply the best there is.</text:p>
      <text:p text:style-name="P1">KM22; MP3 - Not to harp on the issue, but,</text:p>
      <text:p text:style-name="P1">Now that you can switch on and off, so to speak, how often do you think you'll resort to phosphorescence?</text:p>
      <text:p text:style-name="P1">Well, which state is more comfortable?</text:p>
      <text:p text:style-name="P1">Makes sense.</text:p>
      <text:p text:style-name="P1">Was this a biological feature common to other trolls?</text:p>
      <text:p text:style-name="P1">I'm sorry. I'm really pestering you about this, aren't I?</text:p>
      <text:p text:style-name="P1">We've never talked about it. I guess I was trying to be polite, but I've been really curious about it.</text:p>
      <text:p text:style-name="P1"><text:soft-page-break/>Maybe to frighten predators away from innocent grubs?</text:p>
      <text:p text:style-name="P1">I'll agree with that assessment, on the grounds that I've always been a sucker for a good conspiracy theory.</text:p>
      <text:p text:style-name="P1">I can see how that could present a whole world of convenience.</text:p>
      <text:p text:style-name="P1">Speaking of plans, doing anything later?</text:p>
      <text:p text:style-name="P1">I'm working on some stuff right now, but later, maybe once you're finished escorting your guest around, would you like to do something?</text:p>
      <text:p text:style-name="P1">Not really. Just to hang out. If you're up for it!</text:p>
      <text:p text:style-name="P1">_</text:p>
      <text:p text:style-name="P1">DS57 - Just a little alchemy.</text:p>
      <text:p text:style-name="P1">No. Believe it or not, I'm actually focused the contents of the bottles.</text:p>
      <text:p text:style-name="P1">The alchemy I'm practicing is a little more old fashioned.</text:p>
      <text:p text:style-name="P1">You know, there was a time on Earth when alchemy didn't refer to a process whereby a large device used game constructs to materialize some idealized version of an object out of thin air.</text:p>
      <text:p text:style-name="P1">Alchemists used to experiment with various substances to transmute them into something more valuable.</text:p>
      <text:p text:style-name="P1">Its more pedestrian and scientifically credible cousin would be chemistry, which I guess is the technical term for mixing shit together.</text:p>
      <text:p text:style-name="P1">Which strictly speaking more accurately describes what I'm doing.</text:p>
      <text:p text:style-name="P1">Thanks for the imagery. It was almost as graphic as it made no sense.</text:p>
      <text:p text:style-name="P1">Beverages.</text:p>
      <text:p text:style-name="P1">Tasty beverages, I hope.</text:p>
      <text:p text:style-name="P1">I'll see what I can do.</text:p>
      <text:p text:style-name="P1">DS58 - Seems she's passing through. Kanaya doesn't want her to cause trouble.</text:p>
      <text:p text:style-name="P1">Feel free to take it up with Kanaya.</text:p>
      <text:p text:style-name="P1"><text:soft-page-break/>But if you authorize her to flip a bitch, just make sure she's nowhere near my chemistry table. </text:p>
      <text:p text:style-name="P1">Dork.</text:p>
      <text:p text:style-name="P1">I know. I've been in the same room, right over there, listening to you mumble lyrics to yourself for the last couple hours.</text:p>
      <text:p text:style-name="P1">Yes.</text:p>
      <text:p text:style-name="P1">To which sucky thing are you referring?</text:p>
      <text:p text:style-name="P1">Is this about Terezi?</text:p>
      <text:p text:style-name="P1">Fine. Here I am.</text:p>
      <text:p text:style-name="P1">You just have a tendency to go on for a while. I assumed we progressed to the traditional mumbling monologue stage of Striderian discourse.</text:p>
      <text:p text:style-name="P1">Take on what.</text:p>
      <text:p text:style-name="P1">Oh! I saw him the other night.</text:p>
      <text:p text:style-name="P1">In a dream. It was very brief, only a few minutes. I waved to him and then woke up.</text:p>
      <text:p text:style-name="P1">He was fighting Jack. Actually, he was doing quite well!</text:p>
      <text:p text:style-name="P1">I will. Later, though. I'd like to get back to work.</text:p>
      <text:p text:style-name="P1">I have plans tonight. How about tomorrow.</text:p>
      <text:p text:style-name="P1">Just some plans.</text:p>
      <text:p text:style-name="P1">No!</text:p>
      <text:p text:style-name="P1">...</text:p>
      <text:p text:style-name="P1">_</text:p>
      <text:p text:style-name="P1">GM1 - You better not let Kanaya find you in here.</text:p>
      <text:p text:style-name="P1">She still hates you, you know.</text:p>
      <text:p text:style-name="P1">And not in "that way." I think she still truly would like to kill you.</text:p>
      <text:p text:style-name="P1">I've wondered, doesn't it ever get confusing? Trying to differentiate between platonic, malicious intent, and gestures of black romance?</text:p>
      <text:p text:style-name="P1"><text:soft-page-break/>Wait, really?</text:p>
      <text:p text:style-name="P1">Who?</text:p>
      <text:p text:style-name="P1">Karkat?</text:p>
      <text:p text:style-name="P1">Dave??</text:p>
      <text:p text:style-name="P1">Not... the Mayor???</text:p>
      <text:p text:style-name="P1">Wait...</text:p>
      <text:p text:style-name="P1">Terezi?</text:p>
      <text:p text:style-name="P1">Are you serious?</text:p>
      <text:p text:style-name="P1">I...</text:p>
      <text:p text:style-name="P1">I can't even parse that relationship as something meaningful.</text:p>
      <text:p text:style-name="P1">What...</text:p>
      <text:p text:style-name="P1">This is a really startling revelation, I must say.</text:p>
      <text:p text:style-name="P1">It's a game changer.</text:p>
      <text:p text:style-name="P1">Yes, I can see the dilemma you're in.</text:p>
      <text:p text:style-name="P1">Your social dynamics really begin to get complicated once your quadrants start to fill up, don't they?</text:p>
      <text:p text:style-name="P1">Don't worry. Your secret is safe with me.</text:p>
      <text:p text:style-name="P1">Now shoo. Back into the ventilation system with you, before you're spotted.</text:p>
      <text:p text:style-name="P1">_</text:p>
      <text:p text:style-name="P1">DM1 - Hello. I don't think we've met.</text:p>
      <text:p text:style-name="P1">You seem confused. Are you lost?</text:p>
      <text:p text:style-name="P1">Maybe you shouldn't be wandering around here.</text:p>
      <text:p text:style-name="P1">Aw. You seem so sweet.</text:p>
      <text:p text:style-name="P1">Please, feel free to stay as long as you like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90" meta:word-count="762" meta:character-count="4131"/>
    <meta:generator>OpenOffice/4.1.2$Win32 OpenOffice.org_project/412m3$Build-9782</meta:generator>
  </office:meta>
</office:document-meta>
</file>